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text-properties style:font-name="Calibri" fo:background-color="#00ff66" style:font-name-complex="Calibri"/>
    </style:style>
    <style:style style:name="P5" style:family="paragraph" style:parent-style-name="Standard">
      <style:paragraph-properties fo:margin-left="0cm" fo:margin-right="0cm" fo:text-indent="1.251cm" style:auto-text-indent="false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8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style:font-name="Calibri" style:font-name-complex="Calibri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Párrafo_20_de_20_lista">
      <style:text-properties style:font-name="Calibri" fo:font-weight="bold" style:font-weight-asian="bold" style:font-name-complex="Calibri" style:font-weight-complex="bold"/>
    </style:style>
    <style:style style:name="P12" style:family="paragraph" style:parent-style-name="Párrafo_20_de_20_lista">
      <style:text-properties style:font-name="Calibri" style:font-name-complex="Calibri"/>
    </style:style>
    <style:style style:name="P1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libri" style:font-name-complex="Calibri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style:font-name="Calibri" style:font-name-complex="Calibri"/>
    </style:style>
    <style:style style:name="P18" style:family="paragraph" style:parent-style-name="Standard" style:list-style-name="L1">
      <style:text-properties style:font-name="Calibri" fo:font-weight="bold" style:font-weight-asian="bold" style:font-name-complex="Calibri" style:font-weight-complex="bold"/>
    </style:style>
    <style:style style:name="P19" style:family="paragraph" style:parent-style-name="Standard" style:list-style-name="L2"/>
    <style:style style:name="P20" style:family="paragraph" style:parent-style-name="Standard" style:list-style-name="L1">
      <style:paragraph-properties fo:background-color="transparent">
        <style:background-image/>
      </style:paragraph-properties>
      <style:text-properties style:font-name="Calibri" style:font-name-complex="Calibri"/>
    </style:style>
    <style:style style:name="P21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font-name="Calibri" style:font-name-complex="Calibri"/>
    </style:style>
    <style:style style:name="P22" style:family="paragraph" style:parent-style-name="Standard">
      <style:paragraph-properties fo:margin-left="1.27cm" fo:margin-right="0cm" fo:text-indent="0cm" style:auto-text-indent="false" fo:background-color="transparent">
        <style:tab-stops/>
        <style:background-image/>
      </style:paragraph-properties>
      <style:text-properties style:use-window-font-color="true" style:font-name="Calibri" fo:background-color="#ffffff" style:font-name-complex="Calibri"/>
    </style:style>
    <style:style style:name="P23" style:family="paragraph" style:parent-style-name="Standard">
      <style:paragraph-properties fo:margin-left="0cm" fo:margin-right="0cm" fo:text-indent="1.251cm" style:auto-text-indent="false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tyle="italic" style:font-style-asian="italic" style:font-name-complex="Calibri" style:font-style-complex="italic"/>
    </style:style>
    <style:style style:name="T4" style:family="text">
      <style:text-properties style:font-name="Calibri" fo:background-color="#ffffff" style:font-name-complex="Calibri"/>
    </style:style>
    <style:style style:name="T5" style:family="text">
      <style:text-properties style:font-name="Calibri" fo:background-color="#00cc00" style:font-name-complex="Calibri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ACER LA ESPALDA</text:p>
      <text:p text:style-name="P1"/>
      <text:list xml:id="list4238812758498352936" text:style-name="L1">
        <text:list-item>
          <text:p text:style-name="P16"><text:span text:style-name="Fuente_20_de_20_párrafo_20_predeter."><text:span text:style-name="T1">Back</text:span></text:span><text:span text:style-name="Fuente_20_de_20_párrafo_20_predeter."><text:span text:style-name="T2">: Desde la cámara front. Usando la herramienta Create joints tool, manteniendo la X del teclado para hacer snap de grid(X), hacer un primer hueso (llamado root) en el centro de gravedad. Apretando shift </text:span></text:span><text:span text:style-name="Fuente_20_de_20_párrafo_20_predeter."><text:span text:style-name="T2">hacemos otro al inicio del esternón. Añadimos con el Insert Joints Tool tantos huesos como edges tenga la columna.</text:span></text:span></text:p>
        </text:list-item>
      </text:list>
      <text:p text:style-name="P2"/>
      <text:list xml:id="list31630854" text:continue-numbering="true" text:style-name="L1">
        <text:list-item>
          <text:p text:style-name="P17">Seleccionamos todos los huesos menos el root y modificamos el atributo translate X, hasta que el END quede a la altura del pecho, de esta manera quedarán equidistantes.</text:p>
        </text:list-item>
      </text:list>
      <text:p text:style-name="P2"/>
      <text:list xml:id="list31612335" text:continue-numbering="true" text:style-name="L1">
        <text:list-item>
          <text:p text:style-name="P17">Renombrar. nombre_skin_cn_root y back01,back02,back03 y back_end...</text:p>
        </text:list-item>
      </text:list>
      <text:p text:style-name="P3"/>
      <text:list xml:id="list31616996" text:continue-numbering="true" text:style-name="L1">
        <text:list-item>
          <text:p text:style-name="P16"><text:span text:style-name="Fuente_20_de_20_párrafo_20_predeter."><text:span text:style-name="T1">Chest</text:span></text:span><text:span text:style-name="Fuente_20_de_20_párrafo_20_predeter."><text:span text:style-name="T2">: Desde la cámara front. Con la herramienta Create Joints, hacer el hueso del chest. Con el snap de V(point), clickamos fuera y arrastramos el hueso has</text:span></text:span><text:span text:style-name="Fuente_20_de_20_párrafo_20_predeter."><text:span text:style-name="T2">ta el back_end, luego con shift hacemos el chest_end al principio del cuello.</text:span></text:span></text:p>
        </text:list-item>
      </text:list>
      <text:p text:style-name="P2"/>
      <text:list xml:id="list31632297" text:continue-numbering="true" text:style-name="L1">
        <text:list-item>
          <text:p text:style-name="P17">Renombrar nombre_skin_cn_chest; nombre_sk_cn_chest_end</text:p>
        </text:list-item>
      </text:list>
      <text:p text:style-name="P2"/>
      <text:list xml:id="list31623006" text:continue-numbering="true" text:style-name="L1">
        <text:list-item>
          <text:p text:style-name="P16"><text:span text:style-name="Fuente_20_de_20_párrafo_20_predeter."><text:span text:style-name="T1">Curvas</text:span></text:span><text:span text:style-name="Fuente_20_de_20_párrafo_20_predeter."><text:span text:style-name="T2">: Hacer las curvas para el Torso, para el Hip y para el Chest. O usando curvas predeterminadas, o con curvas hechas por nosotros mismos. </text:span></text:span></text:p>
        </text:list-item>
      </text:list>
      <text:p text:style-name="P5"><text:span text:style-name="Fuente_20_de_20_párrafo_20_predeter."><text:span text:style-name="T2">Lo llevamos a 0,0,0 Le hacemos un </text:span></text:span><text:span text:style-name="Fuente_20_de_20_párrafo_20_predeter."><text:span text:style-name="T1">Freeze</text:span></text:span><text:span text:style-name="Fuente_20_de_20_párrafo_20_predeter."><text:span text:style-name="T2"> y un </text:span></text:span><text:span text:style-name="Fuente_20_de_20_párrafo_20_predeter."><text:span text:style-name="T1">delete history</text:span></text:span><text:span text:style-name="Fuente_20_de_20_párrafo_20_predeter."><text:span text:style-name="T2">. </text:span></text:span></text:p>
      <text:list xml:id="list31642786" text:continue-numbering="true" text:style-name="L1">
        <text:list-item>
          <text:p text:style-name="P17">Renombramos:</text:p>
        </text:list-item>
      </text:list>
      <text:p text:style-name="P8">nombre_ac_cn_torso</text:p>
      <text:p text:style-name="P8">nombre_ac_cn_hip,</text:p>
      <text:p text:style-name="P8">nombre_ac_cn_chest</text:p>
      <text:list xml:id="list31613790" text:continue-numbering="true" text:style-name="L1">
        <text:list-item>
          <text:p text:style-name="P17">Vamos a crear un offset haciendo un grupo por cada curva y renombramos</text:p>
        </text:list-item>
      </text:list>
      <text:p text:style-name="P8">nombre_offset_cn_torso</text:p>
      <text:p text:style-name="P8">nombre_offset_cn_hip,</text:p>
      <text:p text:style-name="P8">nombre_offset_cn_chest</text:p>
      <text:list xml:id="list31640703" text:continue-numbering="true" text:style-name="L1">
        <text:list-item>
          <text:p text:style-name="P17">Con snap de V movemos cada uno de esos offsets al sitio que le corresponda.</text:p>
        </text:list-item>
      </text:list>
      <text:p text:style-name="P6">El offset_torso y el offset_hip van al skin_root, y el offset_chest lo movemos hasta el </text:p>
      <text:p text:style-name="P6">skin_chest. (Modificar las curvas con control vertex si fuera necesario..)</text:p>
      <text:p text:style-name="P2"/>
      <text:list xml:id="list31630938" text:continue-numbering="true" text:style-name="L1">
        <text:list-item>
          <text:p text:style-name="P16"><text:span text:style-name="Fuente_20_de_20_párrafo_20_predeter."><text:span text:style-name="T1">IK</text:span></text:span><text:span text:style-name="Fuente_20_de_20_párrafo_20_predeter."><text:span text:style-name="T2">: Con la herramienta </text:span></text:span><text:span text:style-name="Fuente_20_de_20_párrafo_20_predeter."><text:span text:style-name="T1">Ik Spline Handle</text:span></text:span><text:span text:style-name="Fuente_20_de_20_párrafo_20_predeter."><text:span text:style-name="T2">, clickamos en el back01 y luego en el back_end. Renombrar los elementos que se crean automáticamente, el ik y la crv nombre_ik_cn_back / nombre_crv_cn_back (si no aparece la crv, lo más probable es que el sistema la haya dejado dentro de la cadena de huesos. Para desemparentarla , la seleccionamos y apretamos “shift+P”).</text:span></text:span></text:p>
        </text:list-item>
      </text:list>
      <text:p text:style-name="P2"/>
      <text:list xml:id="list31627706" text:continue-numbering="true" text:style-name="L1">
        <text:list-item>
          <text:p text:style-name="P16"><text:span text:style-name="Fuente_20_de_20_párrafo_20_predeter."><text:span text:style-name="T2">Seleccionar la crv y la aislamos, mantener botón derecho y seleccionar control vertex. Por defecto, debería haber cuatro vertex. Dos arriba y dos abajo. </text:span></text:span><text:span text:style-name="Fuente_20_de_20_párrafo_20_predeter."><text:span text:style-name="T2">Seleccionar los dos de arriba y hacer un </text:span></text:span><text:span text:style-name="Fuente_20_de_20_párrafo_20_predeter."><text:span text:style-name="T1">Cluster</text:span></text:span><text:span text:style-name="Fuente_20_de_20_párrafo_20_predeter."><text:span text:style-name="T2"> (Menú Deform &gt; Cluster), y con los dos de abajo hacer otro cluster.</text:span></text:span></text:p>
        </text:list-item>
      </text:list>
      <text:p text:style-name="P9"/>
      <text:list xml:id="list31636444" text:continue-numbering="true" text:style-name="L1">
        <text:list-item>
          <text:p text:style-name="P16"><text:span text:style-name="Fuente_20_de_20_párrafo_20_predeter."><text:span text:style-name="T2">Renombrarlos: nombre_cluster_cn_hip,nombre_cluster_cn_chest </text:span></text:span></text:p>
        </text:list-item>
      </text:list>
      <text:p text:style-name="P11"/>
      <text:list xml:id="list31630500" text:continue-numbering="true" text:style-name="L1">
        <text:list-item>
          <text:p text:style-name="P16"><text:span text:style-name="Fuente_20_de_20_párrafo_20_predeter."><text:span text:style-name="T1">Emparentar(“P”) los clusters</text:span></text:span><text:span text:style-name="Fuente_20_de_20_párrafo_20_predeter."><text:span text:style-name="T2"> a las curvas AC correspondiente. El hip con el hip y el chest con el chest. Al emparentarlos se crea un grupo que renombraremos a nombre_offsetcluster_cn_loquesea . Con insert del teclado, centrar los pivotes de cluster y </text:span></text:span><text:soft-page-break/><text:span text:style-name="Fuente_20_de_20_párrafo_20_predeter."><text:span text:style-name="T2">offset, <text:s/>en el hueso que corresponda. Ocultar y hacer lock en la visibilidad de los offsets.</text:span></text:span></text:p>
        </text:list-item>
      </text:list>
      <text:p text:style-name="P4"/>
      <text:list xml:id="list31617263" text:continue-numbering="true" text:style-name="L1">
        <text:list-item>
          <text:p text:style-name="P17">Emparentar los offset_chest y offset_hip al ac_torso. (Para emparentar “P”)</text:p>
        </text:list-item>
      </text:list>
      <text:p text:style-name="P12"/>
      <text:list xml:id="list31611800" text:continue-numbering="true" text:style-name="L1">
        <text:list-item>
          <text:p text:style-name="P17">Hacer un constrain Parent del ac_chest al skin_chest.</text:p>
        </text:list-item>
      </text:list>
      <text:p text:style-name="P2"/>
      <text:list xml:id="list31638194" text:continue-numbering="true" text:style-name="L1">
        <text:list-item>
          <text:p text:style-name="P20">Hacer un constraint Parent de la ac_torso al skin_root.</text:p>
        </text:list-item>
      </text:list>
      <text:p text:style-name="P14"/>
      <text:list xml:id="list31627034" text:continue-numbering="true" text:style-name="L1">
        <text:list-item>
          <text:p text:style-name="P21">Seleccionar el elemento ik. En sus atributos (Control+A) buscamos IK SOLVER ATTRIBUTES &gt; Advanced Twist Controls.</text:p>
        </text:list-item>
      </text:list>
      <text:p text:style-name="P13">Darle a ENABLE</text:p>
      <text:p text:style-name="P7">Ahí ponemos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type:</text:span></text:span><text:span text:style-name="Fuente_20_de_20_párrafo_20_predeter."><text:span text:style-name="T2"> Object rotation up (start/end)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Forward axis:</text:span></text:span><text:span text:style-name="Fuente_20_de_20_párrafo_20_predeter."><text:span text:style-name="T2"> </text:span></text:span><text:span text:style-name="Fuente_20_de_20_párrafo_20_predeter."><text:span text:style-name="T2"><text:tab/> Positive X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axis:</text:span></text:span><text:span text:style-name="Fuente_20_de_20_párrafo_20_predeter."><text:span text:style-name="T2"> </text:span></text:span><text:span text:style-name="Fuente_20_de_20_párrafo_20_predeter."><text:span text:style-name="T2"><text:tab/> Positive Z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</text:span></text:span><text:span text:style-name="Fuente_20_de_20_párrafo_20_predeter."><text:span text:style-name="T2">: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2:</text:span></text:span><text:span text:style-name="Fuente_20_de_20_párrafo_20_predeter."><text:span text:style-name="T2">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object:</text:span></text:span><text:span text:style-name="Fuente_20_de_20_párrafo_20_predeter."><text:span text:style-name="T2"><text:tab/> nombre_ac_cn_hip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</text:span></text:span><text:span text:style-name="Fuente_20_de_20_párrafo_20_predeter."><text:span text:style-name="T3">object2:</text:span></text:span><text:span text:style-name="Fuente_20_de_20_párrafo_20_predeter."><text:span text:style-name="T2"><text:tab/> nombre_ac_cn_chest</text:span></text:span></text:p>
      <text:p text:style-name="P2"/>
      <text:list xml:id="list31637483" text:continue-numbering="true" text:style-name="L1">
        <text:list-item>
          <text:p text:style-name="P17">Crear una curva con pivote en 0,0,0. Renombrar nombre_ac_cn_grobal</text:p>
        </text:list-item>
      </text:list>
      <text:p text:style-name="P2"/>
      <text:list xml:id="list31640010" text:continue-numbering="true" text:style-name="L1">
        <text:list-item>
          <text:p text:style-name="P16"><text:span text:style-name="Fuente_20_de_20_párrafo_20_predeter."><text:span text:style-name="T2">Seleccionamos la ac_global, seleccionamos la crv_back y las desplegamos en el node editor. </text:span></text:span><text:span text:style-name="Fuente_20_de_20_párrafo_20_predeter."><text:span text:style-name="T2">Crea</text:span></text:span><text:span text:style-name="Fuente_20_de_20_párrafo_20_predeter."><text:span text:style-name="T2">mos un nodo (con tabulador) </text:span></text:span><text:span text:style-name="Fuente_20_de_20_párrafo_20_predeter."><text:span text:style-name="T1">curveinfo</text:span></text:span><text:span text:style-name="Fuente_20_de_20_párrafo_20_predeter."><text:span text:style-name="T2">. Renombrar: nombre_ninfo_</text:span></text:span><text:span text:style-name="Fuente_20_de_20_párrafo_20_predeter."><text:span text:style-name="T2">cn_back.</text:span></text:span></text:p>
        </text:list-item>
      </text:list>
      <text:p text:style-name="P10"><text:span text:style-name="Fuente_20_de_20_párrafo_20_predeter."><text:span text:style-name="T2">Conectamos Backshape al info, </text:span></text:span><text:span text:style-name="Fuente_20_de_20_párrafo_20_predeter."><text:span text:style-name="T1">output “worldspace” </text:span></text:span><text:span text:style-name="Fuente_20_de_20_párrafo_20_predeter."><text:span text:style-name="T2">-</text:span></text:span><text:span text:style-name="Fuente_20_de_20_párrafo_20_predeter."><text:span text:style-name="T1"> input “inputcurve”</text:span></text:span><text:span text:style-name="Fuente_20_de_20_párrafo_20_predeter."><text:span text:style-name="T2">.</text:span></text:span></text:p>
      <text:p text:style-name="P9">Creamos un nodo multiply/divide lo ponemos en divide y creamos otro y lo ponemos en multiply (cambiar funcion en atributos). Renombrar. nombre_nmult/ndiv_cn_back.</text:p>
      <text:p text:style-name="P10"><text:span text:style-name="Fuente_20_de_20_párrafo_20_predeter."><text:span text:style-name="T2">Conectar </text:span></text:span><text:span text:style-name="Fuente_20_de_20_párrafo_20_predeter."><text:span text:style-name="T2">output </text:span></text:span><text:span text:style-name="Fuente_20_de_20_párrafo_20_predeter."><text:span text:style-name="T1">“arclenght” </text:span></text:span><text:span text:style-name="Fuente_20_de_20_párrafo_20_predeter."><text:span text:style-name="T2">del </text:span></text:span><text:span text:style-name="Fuente_20_de_20_párrafo_20_predeter."><text:span text:style-name="T1">n</text:span></text:span><text:span text:style-name="Fuente_20_de_20_párrafo_20_predeter."><text:span text:style-name="T1">odo_</text:span></text:span><text:span text:style-name="Fuente_20_de_20_párrafo_20_predeter."><text:span text:style-name="T1">info</text:span></text:span><text:span text:style-name="Fuente_20_de_20_párrafo_20_predeter."><text:span text:style-name="T2"> al</text:span></text:span><text:span text:style-name="Fuente_20_de_20_párrafo_20_predeter."><text:span text:style-name="T1"> </text:span></text:span><text:span text:style-name="Fuente_20_de_20_párrafo_20_predeter."><text:span text:style-name="T1">“input1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2">Conectar </text:span></text:span><text:span text:style-name="Fuente_20_de_20_párrafo_20_predeter."><text:span text:style-name="T1">ac</text:span></text:span><text:span text:style-name="Fuente_20_de_20_párrafo_20_predeter."><text:span text:style-name="T2">_</text:span></text:span><text:span text:style-name="Fuente_20_de_20_párrafo_20_predeter."><text:span text:style-name="T1">global</text:span></text:span><text:span text:style-name="Fuente_20_de_20_párrafo_20_predeter."><text:span text:style-name="T1"> su output</text:span></text:span><text:span text:style-name="Fuente_20_de_20_párrafo_20_predeter."><text:span text:style-name="T1"> “scale</text:span></text:span><text:span text:style-name="Fuente_20_de_20_párrafo_20_predeter."><text:span text:style-name="T1">Y</text:span></text:span><text:span text:style-name="Fuente_20_de_20_párrafo_20_predeter."><text:span text:style-name="T1">” </text:span></text:span><text:span text:style-name="Fuente_20_de_20_párrafo_20_predeter."><text:span text:style-name="T2">a</text:span></text:span><text:span text:style-name="Fuente_20_de_20_párrafo_20_predeter."><text:span text:style-name="T2">l</text:span></text:span><text:span text:style-name="Fuente_20_de_20_párrafo_20_predeter."><text:span text:style-name="T1"> “input1x” </text:span></text:span><text:span text:style-name="Fuente_20_de_20_párrafo_20_predeter."><text:span text:style-name="T2">del</text:span></text:span><text:span text:style-name="Fuente_20_de_20_párrafo_20_predeter."><text:span text:style-name="T1"> nmult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1">Copiar (Ctrl+C) el “arclenght” y pegar en nmult </text:span></text:span><text:span text:style-name="Fuente_20_de_20_párrafo_20_predeter."><text:span text:style-name="T1">input</text:span></text:span><text:span text:style-name="Fuente_20_de_20_párrafo_20_predeter."><text:span text:style-name="T1">x2 (estamos creando una constante)</text:span></text:span><text:span text:style-name="Fuente_20_de_20_párrafo_20_predeter."><text:span text:style-name="T2">.</text:span></text:span></text:p>
      <text:p text:style-name="P10"><text:span text:style-name="Fuente_20_de_20_párrafo_20_predeter."><text:span text:style-name="T2">Conectar </text:span></text:span><text:span text:style-name="Fuente_20_de_20_párrafo_20_predeter."><text:span text:style-name="T1">nmult “outputX” </text:span></text:span><text:span text:style-name="Fuente_20_de_20_párrafo_20_predeter."><text:span text:style-name="T2">a</text:span></text:span><text:span text:style-name="Fuente_20_de_20_párrafo_20_predeter."><text:span text:style-name="T1"> “input2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2"/>
      <text:list xml:id="list31620078" text:continue-numbering="true" text:style-name="L1">
        <text:list-item>
          <text:p text:style-name="P16"><text:span text:style-name="Fuente_20_de_20_párrafo_20_predeter."><text:span text:style-name="T2">Seleccionar los skins back menos el end, y conectarle </text:span></text:span><text:span text:style-name="Fuente_20_de_20_párrafo_20_predeter."><text:span text:style-name="T2">el </text:span></text:span><text:span text:style-name="Fuente_20_de_20_párrafo_20_predeter."><text:span text:style-name="T1">outputX </text:span></text:span><text:span text:style-name="Fuente_20_de_20_párrafo_20_predeter."><text:span text:style-name="T2">del</text:span></text:span><text:span text:style-name="Fuente_20_de_20_párrafo_20_predeter."><text:span text:style-name="T1"> ndiv </text:span></text:span><text:span text:style-name="Fuente_20_de_20_párrafo_20_predeter."><text:span text:style-name="T2">en el</text:span></text:span><text:span text:style-name="Fuente_20_de_20_párrafo_20_predeter."><text:span text:style-name="T1"> scale X </text:span></text:span><text:span text:style-name="Fuente_20_de_20_párrafo_20_predeter."><text:span text:style-name="T2">de cada uno de los skin.</text:span></text:span></text:p>
        </text:list-item>
      </text:list>
      <text:p text:style-name="P2"/>
      <text:p text:style-name="P2"/>
      <text:list xml:id="list31629358" text:continue-numbering="true" text:style-name="L1">
        <text:list-item>
          <text:p text:style-name="P17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9">Se hace un nuevo grupo con los grupos que queden resultantes, y se renombra a nombre_grp_cn_back.</text:p>
      <text:p text:style-name="P22">Y este último grupo se emparenta a la global.</text:p>
      <text:p text:style-name="P2"/>
      <text:list xml:id="list31638947" text:continue-numbering="true" text:style-name="L1">
        <text:list-item>
          <text:p text:style-name="P17">En los atributos del ik_back, en IK Handle Attibutes, poner el stickiness en sticky.</text:p>
        </text:list-item>
      </text:list>
      <text:p text:style-name="P10"><text:span text:style-name="Fuente_20_de_20_párrafo_20_predeter."><text:span text:style-name="T2">En los atributos de crv_back (Ctrl+A) buscamos en la primera pestaña, de nombre n_crv_cn_back y en la casilla </text:span></text:span><text:span text:style-name="Fuente_20_de_20_párrafo_20_predeter."><text:span text:style-name="T1">Inherit trasnform</text:span></text:span><text:span text:style-name="Fuente_20_de_20_párrafo_20_predeter."><text:span text:style-name="T2"> encontraremos un check, por tanto clicamos para que quede desactivado.</text:span></text:span></text:p>
      <text:p text:style-name="P2"/>
      <text:list xml:id="list31627301" text:continue-numbering="true" text:style-name="L1">
        <text:list-item>
          <text:p text:style-name="P18">Hacer la espalda en FK</text:p>
        </text:list-item>
      </text:list>
      <text:p text:style-name="P9"><text:soft-page-break/>Creamos dos curvas.</text:p>
      <text:p text:style-name="P9">Las llevamos a sitio con snap de V, la curva1 un poco por encima de la curva del hip, y la curva2 entre la curve1 y la curva del chest.</text:p>
      <text:p text:style-name="P9">Renombramos nombre<text:tab/> y nombre_ac_cn_fkback02.</text:p>
      <text:p text:style-name="P10"><text:span text:style-name="Fuente_20_de_20_párrafo_20_predeter."><text:span text:style-name="T1">Emparentar</text:span></text:span><text:span text:style-name="Fuente_20_de_20_párrafo_20_predeter."><text:span text:style-name="T2"> la ac_fk02 a la ac_fk01. </text:span></text:span></text:p>
      <text:p text:style-name="P10"><text:span text:style-name="Fuente_20_de_20_párrafo_20_predeter."><text:span text:style-name="T1">Emparentar</text:span></text:span><text:span text:style-name="Fuente_20_de_20_párrafo_20_predeter."><text:span text:style-name="T2"> la a</text:span></text:span><text:span text:style-name="Fuente_20_de_20_párrafo_20_predeter."><text:span text:style-name="T2">c_fk01 a la ac_torso.</text:span></text:span></text:p>
      <text:p text:style-name="P10"><text:span text:style-name="Fuente_20_de_20_párrafo_20_predeter."><text:span text:style-name="T1">Freeze y delete history</text:span></text:span><text:span text:style-name="Fuente_20_de_20_párrafo_20_predeter."><text:span text:style-name="T1"> a la ac_fkback01</text:span></text:span><text:span text:style-name="Fuente_20_de_20_párrafo_20_predeter."><text:span text:style-name="T2">.</text:span></text:span></text:p>
      <text:p text:style-name="P5"><text:span text:style-name="Fuente_20_de_20_párrafo_20_predeter."><text:span text:style-name="T2">Seleccionamos la </text:span></text:span><text:span text:style-name="Fuente_20_de_20_párrafo_20_predeter."><text:span text:style-name="T1">ac_fkback02</text:span></text:span><text:span text:style-name="Fuente_20_de_20_párrafo_20_predeter."><text:span text:style-name="T2">, seleccionamos el </text:span></text:span><text:span text:style-name="Fuente_20_de_20_párrafo_20_predeter."><text:span text:style-name="T1">offset_chest</text:span></text:span><text:span text:style-name="Fuente_20_de_20_párrafo_20_predeter."><text:span text:style-name="T2">, y hacemos un </text:span></text:span><text:span text:style-name="Fuente_20_de_20_párrafo_20_predeter."><text:span text:style-name="T1">constrain parent</text:span></text:span><text:span text:style-name="Fuente_20_de_20_párrafo_20_predeter."><text:span text:style-name="T2">.</text:span></text:span></text:p>
      <text:p text:style-name="P9"/>
      <text:list xml:id="list7362862462349394393" text:style-name="L2">
        <text:list-item>
          <text:p text:style-name="P19"><text:span text:style-name="Fuente_20_de_20_párrafo_20_predeter."><text:span text:style-name="T2">Ahora vamos a crear un atributo en la </text:span></text:span><text:span text:style-name="Fuente_20_de_20_párrafo_20_predeter."><text:span text:style-name="T1">ac_torso</text:span></text:span><text:span text:style-name="Fuente_20_de_20_párrafo_20_predeter."><text:span text:style-name="T2"> para que muestre las fk o no, en función a lo que necesite el animador... Seleccionamos la curva</text:span></text:span></text:p>
        </text:list-item>
      </text:list>
      <text:p text:style-name="P9"><text:s text:c="2"/></text:p>
      <text:p text:style-name="P6">Edit &gt; Add attribute</text:p>
      <text:p text:style-name="P5"><text:span text:style-name="Fuente_20_de_20_párrafo_20_predeter."><text:span text:style-name="T2">Que sea un </text:span></text:span><text:span text:style-name="Fuente_20_de_20_párrafo_20_predeter."><text:span text:style-name="T1">E</text:span></text:span><text:span text:style-name="Fuente_20_de_20_párrafo_20_predeter."><text:span text:style-name="T1">num</text:span></text:span><text:span text:style-name="Fuente_20_de_20_párrafo_20_predeter."><text:span text:style-name="T2"> le ponemos de nombre </text:span></text:span><text:span text:style-name="Fuente_20_de_20_párrafo_20_predeter."><text:span text:style-name="T1">ShowFK</text:span></text:span><text:span text:style-name="Fuente_20_de_20_párrafo_20_predeter."><text:span text:style-name="T2"> y cambiamos (green = off / blue = on). </text:span></text:span></text:p>
      <text:p text:style-name="P6">Con el Connection Editor, se conecta el atributo ShowFK a la visibilidad de la ac_fk01, como</text:p>
      <text:p text:style-name="P5"><text:span text:style-name="Fuente_20_de_20_párrafo_20_predeter."><text:span text:style-name="T2">la ac_fk02 está dentro de la ac_fk01, al ocultar la 01 se oculta la 02.</text:span></text:span></text:p>
      <text:p text:style-name="P5"><text:span text:style-name="Fuente_20_de_20_párrafo_20_predeter."><text:span text:style-name="T5">///////////////////////////////////////////////////////////////////////////////////////////////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Revisión" style:family="paragraph">
      <style:paragraph-properties fo:orphans="2" fo:widows="2" fo:hyphenation-ladder-count="no-limit" style:vertical-align="auto"/>
      <style:text-properties style:font-size-complex="10.5pt"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cabezado_20_Car" style:display-name="Encabezado Car" style:family="text" style:parent-style-name="Fuente_20_de_20_párrafo_20_predeter.">
      <style:text-properties style:font-size-complex="10.5pt"/>
    </style:style>
    <style:style style:name="Pie_20_de_20_página_20_Car" style:display-name="Pie de página Car" style:family="text" style:parent-style-name="Fuente_20_de_20_párrafo_20_predeter.">
      <style:text-properties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SimSun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Daniel Rico Terrasa</meta:initial-creator>
    <meta:creation-date>2016-01-07T11:50:00Z</meta:creation-date>
    <dc:date>2021-11-15T11:40:01.18</dc:date>
    <meta:editing-cycles>27</meta:editing-cycles>
    <meta:editing-duration>PT3H52M49S</meta:editing-duration>
    <meta:document-statistic meta:table-count="0" meta:image-count="0" meta:object-count="0" meta:page-count="3" meta:paragraph-count="65" meta:word-count="880" meta:character-count="5507"/>
    <meta:template xlink:type="simple" xlink:actuate="onRequest" xlink:title="" xlink:href="Normal"/>
  </office:meta>
</office:document-meta>
</file>